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f722c" officeooo:paragraph-rsid="001f722c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20e2b6" officeooo:paragraph-rsid="0020e2b6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222444" officeooo:paragraph-rsid="00222444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327a4" officeooo:paragraph-rsid="002327a4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42a60" officeooo:paragraph-rsid="00242a60"/>
    </style:style>
    <style:style style:name="T1" style:family="text">
      <style:text-properties officeooo:rsid="0020e2b6"/>
    </style:style>
    <style:style style:name="T2" style:family="text">
      <style:text-properties officeooo:rsid="002327a4"/>
    </style:style>
    <style:style style:name="T3" style:family="text">
      <style:text-properties officeooo:rsid="00242a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1102 Progam 1 Unit 4: Learning Journal</text:p>
      <text:p text:style-name="P1"/>
      <text:p text:style-name="P1">Name: Adunola Smith</text:p>
      <text:p text:style-name="P1"/>
      <text:p text:style-name="P1">I started this unit by going through the learning guide and and studying the recommened area from the guide in the text material that was provided for this course. </text:p>
      <text:p text:style-name="P1">The areas studied includes :</text:p>
      <text:p text:style-name="P1">The relationship between objects and classes </text:p>
      <text:p text:style-name="P1">Instances, Methods and Variables, including Getters and Setters, </text:p>
      <text:p text:style-name="P1">Object-Oriented Design. </text:p>
      <text:p text:style-name="P1"/>
      <text:p text:style-name="P1">The knowledge gained from the study helped me in answering the discussion questions. <text:span text:style-name="T1">Class was defined as a kind of factory or blueprint for constructing objects and objects is created from a class is called an instance of that class (Eck, 2019). </text:span></text:p>
      <text:p text:style-name="P1"><text:span text:style-name="T1">Moving to the Assignment, </text:span></text:p>
      <text:p text:style-name="P2">I created a “MultipleChoiceQuestion” class and copied the class variable from the Quiz clas. </text:p>
      <text:p text:style-name="P2">The “ask” and “check” methods were also copied from the Quiz class to the Multiplechoice class and modified to meet the assignment requirements. </text:p>
      <text:p text:style-name="P3">I also created a constructor in the MultipleChoiceQuestion class with seven (7) parameters, and created a static method “showResults” in MultipleChoiceQuestion class. </text:p>
      <text:p text:style-name="P3"/>
      <text:p text:style-name="P3">Describe your reaction to what you did:</text:p>
      <text:p text:style-name="P3">I am learning more about the java programming language and becoming more accustomed to the eclipse development tools, so far, so good.</text:p>
      <text:p text:style-name="P3">I'm now working hard to learn Java.</text:p>
      <text:p text:style-name="P3">I mastered calling class methods in methods that were defined in other classes. </text:p>
      <text:p text:style-name="P3"/>
      <text:p text:style-name="P3">Describe any feedback you received or any specific interactions you had Discuss how they were helpful: </text:p>
      <text:p text:style-name="P3">The feedback I got had inspired and motivated me to learn more about Java and the associated programming tools.</text:p>
      <text:p text:style-name="P3">They demonstrate for me the mistakes and positive aspects of my work or program.</text:p>
      <text:p text:style-name="P3">They assist me in fixing any errors in my work or program so that I can maintain or enhance my strong suit.</text:p>
      <text:p text:style-name="P3"><text:soft-page-break/>Additionally, they aid in my programming development and may help me hone other abilities I already possess. </text:p>
      <text:p text:style-name="P3"/>
      <text:p text:style-name="P3">Describe your feelings and attitudes</text:p>
      <text:p text:style-name="P3">I'm feeling great right now. I'm constantly trying to learn the <text:span text:style-name="T2">diffent aspects of Java programming</text:span>.</text:p>
      <text:p text:style-name="P3">I absolutely adore learning the java language. This language is strong and quite <text:span text:style-name="T2">useful in diffent aspects of programming. </text:span></text:p>
      <text:p text:style-name="P3"/>
      <text:p text:style-name="P4">Describe what you learned:</text:p>
      <text:p text:style-name="P4">I've now learned how to create a better test project.</text:p>
      <text:p text:style-name="P4">I can use call methods to access a method in a different class.</text:p>
      <text:p text:style-name="P4">I can now create constructors with parameters. </text:p>
      <text:p text:style-name="P4"/>
      <text:p text:style-name="P4">What suprised me or caused me to wonder</text:p>
      <text:p text:style-name="P4">The java language is amazing and they can help me do a lot of projects, and <text:span text:style-name="T3">how I have improved in my understanding of of Java programing language</text:span>, are the things that <text:span text:style-name="T3">suprised me</text:span> or made me <text:span text:style-name="T3">wonder</text:span>. Additionally, it may enable me to make a contribution to society. </text:p>
      <text:p text:style-name="P4"/>
      <text:p text:style-name="P5">What Skills and knowledge do I recognize that I am gaining? </text:p>
      <text:p text:style-name="P5">From this unit I have gained the skills on how to create a constructor with parameters and call them from method that created in another class. </text:p>
      <text:p text:style-name="P5"/>
      <text:p text:style-name="P5">In what ways am I to apply the ideas and concepts gained to my own experience? </text:p>
      <text:p text:style-name="P5">I will practice more example to improve on my understanding of these key concepts in object oriented programming. </text:p>
      <text:p text:style-name="P5"/>
      <text:p text:style-name="P5">Reference</text:p>
      <text:p text:style-name="P5">Eck, D. J. (2019). Introduction to programming using Java, version 8.1. Hobart and William Smith Colleges. http://math.hws.edu/javanotes/.</text:p>
      <text:p text:style-name="P4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2:52:05.268222008</meta:creation-date>
    <dc:date>2022-07-11T13:54:05.031232587</dc:date>
    <meta:editing-duration>PT58S</meta:editing-duration>
    <meta:editing-cycles>1</meta:editing-cycles>
    <meta:document-statistic meta:table-count="0" meta:image-count="0" meta:object-count="0" meta:page-count="2" meta:paragraph-count="36" meta:word-count="523" meta:character-count="3158" meta:non-whitespace-character-count="2652"/>
    <meta:generator>LibreOffice/7.3.2.2$Linux_X86_64 LibreOffice_project/30$Build-2</meta:generator>
  </office:meta>
</office:document-meta>
</file>